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9">
      <style:text-properties fo:font-weight="normal" style:font-weight-asian="normal" style:font-weight-complex="normal"/>
    </style:style>
    <style:style style:name="P13" style:family="paragraph" style:parent-style-name="Standard" style:list-style-name="L10">
      <style:text-properties fo:font-weight="normal" style:font-weight-asian="normal" style:font-weight-complex="normal"/>
    </style:style>
    <style:style style:name="P14" style:family="paragraph" style:parent-style-name="Standard" style:list-style-name="L11">
      <style:text-properties fo:font-weight="normal" style:font-weight-asian="normal" style:font-weight-complex="normal"/>
    </style:style>
    <style:style style:name="P15" style:family="paragraph" style:parent-style-name="Standard" style:list-style-name="L1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beatsaver.com/api/maps/latest/</text:p>
      <text:p text:style-name="Standard"/>
      <text:p text:style-name="Standard"/>
      <text:p text:style-name="Standard">https://beatsaver.com/api/maps/detail/128</text:p>
      <text:p text:style-name="Standard">https://bsaber.com/wp-json/bsaber-api/songs/128/ratings</text:p>
      <text:p text:style-name="Standard"/>
      <text:p text:style-name="Standard"/>
      <text:p text:style-name="Standard">Page 59</text:p>
      <text:p text:style-name="Standard">https://docs.google.com/presentation/d/1dG-MlY4GkqcRKzf6fPkDtyFyce1BQVnDREXqnCZ3Us0/edit#slide=id.g55b4b4143f_23_0</text:p>
      <text:list xml:id="list4273240824111241898" text:style-name="L1">
        <text:list-item>
          <text:p text:style-name="P3">_time”: <text:s/>this is the time within the song that the event takes place. <text:s/>Each unit of time is equivalent to 1 full beat within the song. <text:s/>e.g. Beat four is equivalent to “_time”:4. <text:s/>However, if your song uses an offset, this will influence the time parameter. <text:s/>For this reason, it is recommended to align your audio within Audacity so it will not require an offset.</text:p>
        </text:list-item>
        <text:list-item>
          <text:p text:style-name="P3">“_type”: <text:s/>type is a modifier for an event. <text:s/>For lighting, it can mean if it is an on block, off block, fade, ring spin, light speed, or BPM change. <text:s/>For notes, it can distinguish if the note is red or blue. <text:s/>For obstacles, it can show if it is a bomb, standard wall, or ducking wall.</text:p>
        </text:list-item>
        <text:list-item>
          <text:p text:style-name="P3">“_value”: <text:s/>value further modifies “type”. <text:s/>For lights, it distinguishes color. <text:s/>For, BPM changes, it shows what the BPM changes to. <text:s/></text:p>
        </text:list-item>
        <text:list-item>
          <text:p text:style-name="P3">“_lineIndex”: <text:s/>the column of the track’s grid where a note or obstacle occurs. <text:s/>Values range from 0 - 3. <text:s/>The far-left column is 0, the far-right is 3.</text:p>
        </text:list-item>
        <text:list-item>
          <text:p text:style-name="P3">“_lineLayer”: <text:s/>the row of the track’s grid where a note or bomb occurs. <text:s/>Only notes and bombs use lineLayer, walls do not.</text:p>
        </text:list-item>
        <text:list-item>
          <text:p text:style-name="P3">“_cutDirection”: <text:s/>the cutting direction of a note.</text:p>
        </text:list-item>
        <text:list-item>
          <text:p text:style-name="P3">“_duration”: <text:s/>the length of a wall. <text:s/>Can be “.json edited” for special effects.</text:p>
        </text:list-item>
        <text:list-item>
          <text:p text:style-name="P3">“_width”: <text:s/>the width of a wall. <text:s/>Width of a wall begins at the lineIndex value, and then moves to the right to its specified value. <text:s/>“_width” can only intepret integer values, it will not use decimals. <text:s/>Width can also be “.json edited” for special effects.</text:p>
        </text:list-item>
      </text:list>
      <text:p text:style-name="Standard"/>
      <text:p text:style-name="Standard"/>
      <text:p text:style-name="Standard"/>
      <text:p text:style-name="P1">For all in “<text:span text:style-name="T2">difficulty</text:span>.dat”</text:p>
      <text:p text:style-name="Standard"/>
      <text:p text:style-name="Standard">_time: <text:s/>this is the time within the song that the event takes place. <text:s/>Each unit of time is equivalent to 1 full <text:span text:style-name="T1">beat</text:span> within the song. <text:s/>e.g. Beat four is equivalent to “_time”:4</text:p>
      <text:p text:style-name="Standard"/>
      <text:p text:style-name="P1">For note blocks</text:p>
      <text:p text:style-name="Standard"/>
      <text:p text:style-name="Standard">_type</text:p>
      <text:list xml:id="list342878987523654604" text:style-name="L2">
        <text:list-item>
          <text:p text:style-name="P4">1 = Right Hand</text:p>
        </text:list-item>
        <text:list-item>
          <text:p text:style-name="P4">0 = Left Hand</text:p>
        </text:list-item>
        <text:list-item>
          <text:p text:style-name="P4">3 = Bomb (goes with cut direction 7)</text:p>
        </text:list-item>
      </text:list>
      <text:p text:style-name="Standard"/>
      <text:p text:style-name="Standard">_cutDirection</text:p>
      <text:list xml:id="list2367778148606558093" text:style-name="L3">
        <text:list-item>
          <text:p text:style-name="P5">0 = Up</text:p>
        </text:list-item>
        <text:list-item>
          <text:p text:style-name="P5">1 = Down</text:p>
        </text:list-item>
        <text:list-item>
          <text:p text:style-name="P5">2 = Left</text:p>
        </text:list-item>
        <text:list-item>
          <text:p text:style-name="P5"><text:soft-page-break/>3 = Right</text:p>
        </text:list-item>
        <text:list-item>
          <text:p text:style-name="P5">4 = Up-Left</text:p>
        </text:list-item>
        <text:list-item>
          <text:p text:style-name="P5">5 = Up-Right</text:p>
        </text:list-item>
        <text:list-item>
          <text:p text:style-name="P5">6 = Down-Left</text:p>
        </text:list-item>
        <text:list-item>
          <text:p text:style-name="P5">7 = Down-Right</text:p>
        </text:list-item>
        <text:list-item>
          <text:p text:style-name="P5">8 = Directionless</text:p>
        </text:list-item>
      </text:list>
      <text:p text:style-name="Standard"/>
      <text:p text:style-name="Standard">_ lineIndex</text:p>
      <text:list xml:id="list7238508365766222322" text:style-name="L4">
        <text:list-item>
          <text:p text:style-name="P6">Left to right spacing. 0 Is all the way left, 3 is all the way right</text:p>
        </text:list-item>
      </text:list>
      <text:p text:style-name="Standard"/>
      <text:p text:style-name="Standard">_ lineLayer</text:p>
      <text:list xml:id="list6640970861989994493" text:style-name="L5">
        <text:list-item>
          <text:p text:style-name="P7">Bottom to top spacing. 0 is all the way at the bottom, 2 is all the way at top</text:p>
        </text:list-item>
      </text:list>
      <text:p text:style-name="Standard"/>
      <text:p text:style-name="Standard"/>
      <text:p text:style-name="P1">For events</text:p>
      <text:p text:style-name="Standard">_type</text:p>
      <text:list xml:id="list1131009111919270433" text:style-name="L6">
        <text:list-item>
          <text:p text:style-name="P9">0 = Back top</text:p>
        </text:list-item>
        <text:list-item>
          <text:p text:style-name="P9">1 = Ring light</text:p>
        </text:list-item>
        <text:list-item>
          <text:p text:style-name="P9">2 = left light</text:p>
        </text:list-item>
        <text:list-item>
          <text:p text:style-name="P9">3 = Right light</text:p>
        </text:list-item>
        <text:list-item>
          <text:p text:style-name="P9">4 = Bottom light</text:p>
        </text:list-item>
        <text:list-item>
          <text:p text:style-name="P9">8 = rotate rings</text:p>
        </text:list-item>
        <text:list-item>
          <text:p text:style-name="P9">9 = compress/expand rings</text:p>
        </text:list-item>
        <text:list-item>
          <text:p text:style-name="P9">12 = rotate lights1</text:p>
        </text:list-item>
        <text:list-item>
          <text:p text:style-name="P9">13 = rotate lights2</text:p>
        </text:list-item>
      </text:list>
      <text:p text:style-name="Standard"/>
      <text:p text:style-name="Standard">_value (_type between 0 and 4 inclusive)</text:p>
      <text:list xml:id="list4780406601419294522" text:style-name="L7">
        <text:list-item>
          <text:p text:style-name="P10">0 = light off</text:p>
        </text:list-item>
        <text:list-item>
          <text:p text:style-name="P10">1 = blue on</text:p>
        </text:list-item>
        <text:list-item>
          <text:p text:style-name="P10">2 = blue flash on</text:p>
        </text:list-item>
        <text:list-item>
          <text:p text:style-name="P10">3 = blue flash off</text:p>
        </text:list-item>
        <text:list-item>
          <text:p text:style-name="P10">5 = red on</text:p>
        </text:list-item>
        <text:list-item>
          <text:p text:style-name="P10">6 = red flash on</text:p>
        </text:list-item>
        <text:list-item>
          <text:p text:style-name="P10">7 = red flash off</text:p>
        </text:list-item>
      </text:list>
      <text:p text:style-name="Standard"/>
      <text:p text:style-name="Standard">_value (_type is 12 or 13)</text:p>
      <text:list xml:id="list8232866998039815393" text:style-name="L8">
        <text:list-item>
          <text:p text:style-name="P11">0 = reset lasers</text:p>
        </text:list-item>
        <text:list-item>
          <text:p text:style-name="P11">1 = rotate lasers slow</text:p>
        </text:list-item>
        <text:list-item>
          <text:p text:style-name="P11">2 = rotate lasers slow2</text:p>
        </text:list-item>
        <text:list-item>
          <text:p text:style-name="P11">3 = rotate lasers med</text:p>
        </text:list-item>
        <text:list-item>
          <text:p text:style-name="P11">4 = rotate lasers med2</text:p>
        </text:list-item>
        <text:list-item>
          <text:p text:style-name="P11">5 = rotate lasers med3</text:p>
        </text:list-item>
        <text:list-item>
          <text:p text:style-name="P11">6 = rotate lasers fast</text:p>
        </text:list-item>
        <text:list-item>
          <text:p text:style-name="P11">7 = rotate lasers fast2</text:p>
        </text:list-item>
      </text:list>
      <text:p text:style-name="Standard"/>
      <text:p text:style-name="P1">For Obstacles</text:p>
      <text:p text:style-name="P2"><text:soft-page-break/>_ lineIndex</text:p>
      <text:list xml:id="list2668053716259143701" text:style-name="L9">
        <text:list-item>
          <text:p text:style-name="P12">Left to right spacing. 0 Is all the way left, 3 is all the way right</text:p>
        </text:list-item>
      </text:list>
      <text:p text:style-name="P2"/>
      <text:p text:style-name="P2">_width</text:p>
      <text:list xml:id="list4122816787972727435" text:style-name="L10">
        <text:list-item>
          <text:p text:style-name="P13">How many columns this takes up (1 is just the listed column, 2 is one more column to the right)</text:p>
        </text:list-item>
      </text:list>
      <text:p text:style-name="P2"/>
      <text:p text:style-name="P2">_duration</text:p>
      <text:list xml:id="list2792375411672726957" text:style-name="L11">
        <text:list-item>
          <text:p text:style-name="P14">How long the obstacle lasts in beats</text:p>
        </text:list-item>
      </text:list>
      <text:p text:style-name="P2"/>
      <text:p text:style-name="P2">_type</text:p>
      <text:list xml:id="list8344859618239655052" text:style-name="L12">
        <text:list-item>
          <text:p text:style-name="P15">0 = Full height</text:p>
        </text:list-item>
        <text:list-item>
          <text:p text:style-name="P15">1 = Half height</text:p>
        </text:list-item>
      </text:list>
      <text:p text:style-name="P2"/>
      <text:p text:style-name="P1">info.dat</text:p>
      <text:p text:style-name="P2">(All pretty self-explanatory)</text:p>
      <text:p text:style-name="P2">"_version": "2.0.0",</text:p>
      <text:p text:style-name="P2">"_songName": "No Name",</text:p>
      <text:p text:style-name="P2">"_songSubName": "No Name",</text:p>
      <text:p text:style-name="P2">"_songAuthorName": "No Name",</text:p>
      <text:p text:style-name="P2">"_levelAuthorName": "No Name",</text:p>
      <text:p text:style-name="P2">"_beatsPerMinute": 120.0,</text:p>
      <text:p text:style-name="P2">"_songTimeOffset": 0.04000000283122063,</text:p>
      <text:p text:style-name="P2">"_shuffle": 0.0,</text:p>
      <text:p text:style-name="P2">"_shufflePeriod": 0.5,</text:p>
      <text:p text:style-name="P2">"_previewStartTime": 10.0,</text:p>
      <text:p text:style-name="P2">"_previewDuration": 10.0,</text:p>
      <text:p text:style-name="P2">"_songFilename": "audio.ogg",</text:p>
      <text:p text:style-name="P2">"_coverImageFilename": "",</text:p>
      <text:p text:style-name="P2">"_environmentName": "TriangleEnvironment",</text:p>
      <text:p text:style-name="P2">"_difficultyBeatmapSets": [{</text:p>
      <text:p text:style-name="P2"><text:tab/><text:tab/>"_beatmapCharacteristicName": "Standard",</text:p>
      <text:p text:style-name="P2"><text:tab/><text:tab/>"_difficultyBeatmaps": [{</text:p>
      <text:p text:style-name="P2"><text:tab/><text:tab/><text:tab/><text:tab/>"_difficulty": "Expert",</text:p>
      <text:p text:style-name="P2"><text:tab/><text:tab/><text:tab/><text:tab/>"_difficultyRank": 7,</text:p>
      <text:p text:style-name="P2"><text:tab/><text:tab/><text:tab/><text:tab/>"_beatmapFilename": "Expert.dat",</text:p>
      <text:p text:style-name="P2"><text:tab/><text:tab/><text:tab/><text:tab/>"_noteJumpMovementSpeed": 0.0,</text:p>
      <text:p text:style-name="P2"><text:tab/><text:tab/><text:tab/><text:tab/>"_noteJumpStartBeatOffset": 0.0</text:p>
      <text:p text:style-name="P2"><text:tab/><text:tab/><text:tab/>}</text:p>
      <text:p text:style-name="P2"><text:tab/><text:tab/>]</text:p>
      <text:p text:style-name="P2"><text:tab/>}</text:p>
      <text:p text:style-name="P2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J Riblett</meta:initial-creator>
    <meta:creation-date>2019-06-19T20:22:40.25</meta:creation-date>
    <dc:date>2019-07-31T21:56:37.23</dc:date>
    <dc:creator>TJ Riblett</dc:creator>
    <meta:editing-duration>PT46M11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3" meta:paragraph-count="100" meta:word-count="681" meta:character-count="3767"/>
  </office:meta>
</office:document-meta>
</file>